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664cm"/>
    </style:style>
    <style:style style:name="co3" style:family="table-column">
      <style:table-column-properties fo:break-before="auto" style:column-width="4.919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Chart 1" draw:style-name="gr1" svg:width="30.88cm" svg:height="9.693cm" svg:x="0.939cm" svg:y="1.839cm">
            <draw:object draw:notify-on-update-of-ranges="Sheet1.B1:Sheet1.J1 Sheet1.B2:Sheet1.J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3" draw:style-name="gr1" svg:width="29.013cm" svg:height="9.693cm" svg:x="2.191cm" svg:y="14.791cm">
            <draw:object draw:notify-on-update-of-ranges="Sheet1.B24:Sheet1.J24 Sheet1.A25:Sheet1.A25 Sheet1.B25:Sheet1.J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office:value-type="string">
            <text:p>Actors</text:p>
          </table:table-cell>
          <table:table-cell office:value-type="string">
            <text:p>Country</text:p>
          </table:table-cell>
          <table:table-cell office:value-type="string">
            <text:p>Directors</text:p>
          </table:table-cell>
          <table:table-cell office:value-type="string">
            <text:p>Filming Locations</text:p>
          </table:table-cell>
          <table:table-cell office:value-type="string">
            <text:p>Genres</text:p>
          </table:table-cell>
          <table:table-cell office:value-type="string">
            <text:p>Title</text:p>
          </table:table-cell>
          <table:table-cell office:value-type="string">
            <text:p>Language</text:p>
          </table:table-cell>
          <table:table-cell office:value-type="string">
            <text:p>Rated</text:p>
          </table:table-cell>
          <table:table-cell office:value-type="string">
            <text:p>Writers</text:p>
          </table:table-cell>
          <table:table-cell office:value-type="string">
            <text:p>Year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6443">
            <text:p>0.6443</text:p>
          </table:table-cell>
          <table:table-cell office:value-type="float" office:value="0.095816305">
            <text:p>0.095816305</text:p>
          </table:table-cell>
          <table:table-cell office:value-type="float" office:value="0.00518459">
            <text:p>0.00518459</text:p>
          </table:table-cell>
          <table:table-cell office:value-type="float" office:value="0.00410512">
            <text:p>0.00410512</text:p>
          </table:table-cell>
          <table:table-cell office:value-type="float" office:value="0.026838">
            <text:p>0.026838</text:p>
          </table:table-cell>
          <table:table-cell office:value-type="float" office:value="0">
            <text:p>0</text:p>
          </table:table-cell>
          <table:table-cell office:value-type="float" office:value="0.192070704">
            <text:p>0.192070704</text:p>
          </table:table-cell>
          <table:table-cell office:value-type="float" office:value="0.004583">
            <text:p>0.004583</text:p>
          </table:table-cell>
          <table:table-cell office:value-type="float" office:value="0.003395">
            <text:p>0.003395</text:p>
          </table:table-cell>
          <table:table-cell office:value-type="float" office:value="0.007517">
            <text:p>0.00751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.6443">
            <text:p>0.6443</text:p>
          </table:table-cell>
          <table:table-cell office:value-type="float" office:value="0.095816305">
            <text:p>0.095816305</text:p>
          </table:table-cell>
          <table:table-cell office:value-type="float" office:value="0.00518459">
            <text:p>0.00518459</text:p>
          </table:table-cell>
          <table:table-cell office:value-type="float" office:value="0.00410512">
            <text:p>0.00410512</text:p>
          </table:table-cell>
          <table:table-cell office:value-type="float" office:value="0.026838">
            <text:p>0.026838</text:p>
          </table:table-cell>
          <table:table-cell office:value-type="float" office:value="0">
            <text:p>0</text:p>
          </table:table-cell>
          <table:table-cell office:value-type="float" office:value="0.192070704">
            <text:p>0.192070704</text:p>
          </table:table-cell>
          <table:table-cell office:value-type="float" office:value="0.004583">
            <text:p>0.004583</text:p>
          </table:table-cell>
          <table:table-cell office:value-type="float" office:value="0.003395">
            <text:p>0.003395</text:p>
          </table:table-cell>
          <table:table-cell office:value-type="float" office:value="0.007517">
            <text:p>0.007517</text:p>
          </table:table-cell>
          <table:table-cell table:number-columns-repeated="101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 office:value-type="string">
            <text:p>Actors</text:p>
          </table:table-cell>
          <table:table-cell office:value-type="string">
            <text:p>Country</text:p>
          </table:table-cell>
          <table:table-cell office:value-type="string">
            <text:p>Directors</text:p>
          </table:table-cell>
          <table:table-cell office:value-type="string">
            <text:p>Filming Locations</text:p>
          </table:table-cell>
          <table:table-cell office:value-type="string">
            <text:p>Genres</text:p>
          </table:table-cell>
          <table:table-cell/>
          <table:table-cell office:value-type="string">
            <text:p>Language</text:p>
          </table:table-cell>
          <table:table-cell office:value-type="string">
            <text:p>Rating</text:p>
          </table:table-cell>
          <table:table-cell office:value-type="string">
            <text:p>Writers</text:p>
          </table:table-cell>
          <table:table-cell table:number-columns-repeated="1014"/>
        </table:table-row>
        <table:table-row table:style-name="ro1">
          <table:table-cell office:value-type="string">
            <text:p>User 2987</text:p>
          </table:table-cell>
          <table:table-cell office:value-type="float" office:value="0.011181">
            <text:p>0.011181</text:p>
          </table:table-cell>
          <table:table-cell office:value-type="float" office:value="0.434107">
            <text:p>0.434107</text:p>
          </table:table-cell>
          <table:table-cell office:value-type="float" office:value="0.0002994">
            <text:p>0.0002994</text:p>
          </table:table-cell>
          <table:table-cell office:value-type="float" office:value="0.321483">
            <text:p>0.321483</text:p>
          </table:table-cell>
          <table:table-cell office:value-type="float" office:value="0.0394201">
            <text:p>0.0394201</text:p>
          </table:table-cell>
          <table:table-cell/>
          <table:table-cell office:value-type="float" office:value="0.148625">
            <text:p>0.148625</text:p>
          </table:table-cell>
          <table:table-cell office:value-type="float" office:value="0.00098">
            <text:p>0.00098</text:p>
          </table:table-cell>
          <table:table-cell office:value-type="float" office:value="0.04387">
            <text:p>0.04387</text:p>
          </table:table-cell>
          <table:table-cell table:number-columns-repeated="1014"/>
        </table:table-row>
        <table:table-row table:style-name="ro1">
          <table:table-cell office:value-type="string">
            <text:p>User 3552</text:p>
          </table:table-cell>
          <table:table-cell office:value-type="float" office:value="0.014639">
            <text:p>0.014639</text:p>
          </table:table-cell>
          <table:table-cell office:value-type="float" office:value="0.366167">
            <text:p>0.366167</text:p>
          </table:table-cell>
          <table:table-cell office:value-type="float" office:value="0.000691">
            <text:p>0.000691</text:p>
          </table:table-cell>
          <table:table-cell office:value-type="float" office:value="0.298155">
            <text:p>0.298155</text:p>
          </table:table-cell>
          <table:table-cell office:value-type="float" office:value="0.033659">
            <text:p>0.033659</text:p>
          </table:table-cell>
          <table:table-cell/>
          <table:table-cell office:value-type="float" office:value="0.239827">
            <text:p>0.239827</text:p>
          </table:table-cell>
          <table:table-cell office:value-type="float" office:value="0.000691">
            <text:p>0.000691</text:p>
          </table:table-cell>
          <table:table-cell office:value-type="float" office:value="0.06167">
            <text:p>0.06167</text:p>
          </table:table-cell>
          <table:table-cell table:number-columns-repeated="1014"/>
        </table:table-row>
        <table:table-row table:style-name="ro1">
          <table:table-cell office:value-type="string">
            <text:p>User 5997</text:p>
          </table:table-cell>
          <table:table-cell office:value-type="float" office:value="0.009847">
            <text:p>0.009847</text:p>
          </table:table-cell>
          <table:table-cell office:value-type="float" office:value="0.3196398">
            <text:p>0.3196398</text:p>
          </table:table-cell>
          <table:table-cell office:value-type="float" office:value="0.000337">
            <text:p>0.000337</text:p>
          </table:table-cell>
          <table:table-cell office:value-type="float" office:value="0.304918">
            <text:p>0.304918</text:p>
          </table:table-cell>
          <table:table-cell office:value-type="float" office:value="0.00809361">
            <text:p>0.00809361</text:p>
          </table:table-cell>
          <table:table-cell/>
          <table:table-cell office:value-type="float" office:value="0.219861">
            <text:p>0.219861</text:p>
          </table:table-cell>
          <table:table-cell office:value-type="float" office:value="0.001638">
            <text:p>0.001638</text:p>
          </table:table-cell>
          <table:table-cell office:value-type="float" office:value="0.062794">
            <text:p>0.062794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5000" number:language="en" number:country="IN">
      <number:number number:min-integer-digits="1"/>
    </number:number-style>
    <number:number-style style:name="N5110P0" style:volatile="true" number:language="en" number:country="IN">
      <number:number number:decimal-places="0" number:min-integer-digits="1" number:grouping="true"/>
    </number:number-style>
    <number:number-style style:name="N5110" number:language="en" number:country="IN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n" number:country="IN">
      <number:number number:decimal-places="0" number:min-integer-digits="1" number:grouping="true"/>
    </number:number-style>
    <number:number-style style:name="N5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IN">
      <number:number number:decimal-places="2" number:min-integer-digits="1" number:grouping="true"/>
    </number:number-style>
    <number:number-style style:name="N5112" number:language="en" number:country="IN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n" number:country="IN">
      <number:number number:decimal-places="2" number:min-integer-digits="1" number:grouping="true"/>
    </number:number-style>
    <number:number-style style:name="N5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4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5114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4P2" style:volatile="true" number:language="en" number:country="IN">
      <number:text> - </number:text>
    </number:number-style>
    <number:text-style style:name="N5114" number:language="en" number:country="IN">
      <number:text> </number:text>
      <number:text-content/>
      <number:text> </number:text>
      <style:map style:condition="value()&gt;0" style:apply-style-name="N5114P0"/>
      <style:map style:condition="value()&lt;0" style:apply-style-name="N5114P1"/>
      <style:map style:condition="value()=0" style:apply-style-name="N5114P2"/>
    </number:text-style>
    <number:number-style style:name="N5115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5115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5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5" number:language="en" number:country="IN">
      <number:text> </number:text>
      <number:text-content/>
      <number:text> </number:text>
      <style:map style:condition="value()&gt;0" style:apply-style-name="N5115P0"/>
      <style:map style:condition="value()&lt;0" style:apply-style-name="N5115P1"/>
      <style:map style:condition="value()=0" style:apply-style-name="N5115P2"/>
    </number:text-style>
    <number:time-style style:name="N5116" number:language="en" number:country="IN">
      <number:minutes number:style="long"/>
      <number:text>:</number:text>
      <number:seconds number:style="long"/>
    </number:time-style>
    <number:time-style style:name="N5117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18" number:language="en" number:country="IN">
      <number:minutes number:style="long"/>
      <number:text>:</number:text>
      <number:seconds number:style="long" number:decimal-places="1"/>
    </number:time-style>
    <number:number-style style:name="N5119" number:language="en" number:country="IN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jesh</meta:initial-creator>
    <dc:creator>Vijay SM</dc:creator>
    <meta:editing-cycles>0</meta:editing-cycles>
    <meta:creation-date>2013-01-17T08:56:04</meta:creation-date>
    <dc:date>2013-06-27T08:58:45</dc:date>
    <meta:editing-duration>P0D</meta:editing-duration>
    <meta:generator>LibreOffice/3.5$Linux_X86_64 LibreOffice_project/350m1$Build-2</meta:generator>
    <meta:document-statistic meta:table-count="3" meta:cell-count="65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IN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use-zero" chart:series-source="rows" chart:data-label-number="value" chart:data-label-text="false" chart:data-label-symbol="false"/>
    </style:style>
    <style:style style:name="ch4" style:family="chart" style:data-style-name="N5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tick-marks-major-inner="false" chart:tick-marks-major-outer="false" chart:logarithmic="false" chart:minimum="0" chart:maximum="1" chart:gap-width="75" chart:overlap="4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image-name="msFillGradient_20_1"/>
      <style:text-properties fo:color="#000000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image-name="msFillGradient_20_2"/>
    </style:style>
    <style:style style:name="ch9" style:family="chart">
      <style:chart-properties chart:solid-type="cuboid"/>
      <style:graphic-properties draw:fill-image-name="msFillGradient_20_3"/>
    </style:style>
    <style:style style:name="ch10" style:family="chart">
      <style:chart-properties chart:solid-type="cuboid"/>
      <style:graphic-properties draw:fill-image-name="msFillGradient_20_4"/>
    </style:style>
    <style:style style:name="ch11" style:family="chart">
      <style:chart-properties chart:solid-type="cuboid"/>
      <style:graphic-properties draw:fill-image-name="msFillGradient_20_5"/>
    </style:style>
    <style:style style:name="ch12" style:family="chart">
      <style:chart-properties chart:solid-type="cuboid"/>
      <style:graphic-properties draw:fill-image-name="msFillGradient_20_6"/>
    </style:style>
    <style:style style:name="ch13" style:family="chart">
      <style:chart-properties chart:solid-type="cuboid"/>
      <style:graphic-properties draw:fill-image-name="msFillGradient_20_7"/>
    </style:style>
    <style:style style:name="ch14" style:family="chart">
      <style:chart-properties chart:solid-type="cuboid"/>
      <style:graphic-properties draw:fill-image-name="msFillGradient_20_8"/>
    </style:style>
    <style:style style:name="ch15" style:family="chart">
      <style:chart-properties chart:solid-type="cuboid"/>
      <style:graphic-properties draw:fill-image-name="msFillGradient_20_9"/>
    </style:style>
    <style:style style:name="ch16" style:family="chart">
      <style:chart-properties chart:solid-type="cuboid"/>
      <style:graphic-properties draw:fill-image-name="msFillGradient_20_10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30.881cm" svg:height="9.694cm" xlink:href=".." xlink:type="simple" chart:class="chart:bar" chart:style-name="ch1">
        <chart:title svg:x="4.584cm" svg:y="0.329cm" chart:style-name="ch2">
          <text:p>Relative Attribute Frequency for Items in MovieLens Dataset</text:p>
        </chart:title>
        <chart:plot-area chart:style-name="ch3" table:cell-range-address="Sheet1.B1:Sheet1.J2" chart:data-source-has-labels="row" svg:x="1.067cm" svg:y="2.031cm" svg:width="28.58cm" svg:height="7.05cm">
          <chartooo:coordinate-region svg:x="1.697cm" svg:y="2.23cm" svg:width="27.95cm" svg:height="6.354cm"/>
          <chart:axis chart:dimension="x" chart:name="primary-x" chart:style-name="ch4" chartooo:axis-type="auto">
            <chartooo:date-scale/>
            <chart:categories table:cell-range-address="Sheet1.B1:Sheet1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J2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ors</text:p>
                <draw:g>
                  <svg:desc>Sheet1.B1:Sheet1.J1</svg:desc>
                </draw:g>
              </table:table-cell>
              <table:table-cell office:value-type="string">
                <text:p>Country</text:p>
              </table:table-cell>
              <table:table-cell office:value-type="string">
                <text:p>Directors</text:p>
              </table:table-cell>
              <table:table-cell office:value-type="string">
                <text:p>Filming Locations</text:p>
              </table:table-cell>
              <table:table-cell office:value-type="string">
                <text:p>Genres</text:p>
              </table:table-cell>
              <table:table-cell office:value-type="string">
                <text:p>Title</text:p>
              </table:table-cell>
              <table:table-cell office:value-type="string">
                <text:p>Language</text:p>
              </table:table-cell>
              <table:table-cell office:value-type="string">
                <text:p>Rated</text:p>
              </table:table-cell>
              <table:table-cell office:value-type="string">
                <text:p>Writer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6443">
                <text:p>0.6443</text:p>
                <draw:g>
                  <svg:desc>Sheet1.B2:Sheet1.J2</svg:desc>
                </draw:g>
              </table:table-cell>
              <table:table-cell office:value-type="float" office:value="0.095816305">
                <text:p>0.095816305</text:p>
              </table:table-cell>
              <table:table-cell office:value-type="float" office:value="0.00518459">
                <text:p>0.00518459</text:p>
              </table:table-cell>
              <table:table-cell office:value-type="float" office:value="0.00410512">
                <text:p>0.00410512</text:p>
              </table:table-cell>
              <table:table-cell office:value-type="float" office:value="0.026838">
                <text:p>0.026838</text:p>
              </table:table-cell>
              <table:table-cell office:value-type="float" office:value="0">
                <text:p>0</text:p>
              </table:table-cell>
              <table:table-cell office:value-type="float" office:value="0.192070704">
                <text:p>0.192070704</text:p>
              </table:table-cell>
              <table:table-cell office:value-type="float" office:value="0.004583">
                <text:p>0.004583</text:p>
              </table:table-cell>
              <table:table-cell office:value-type="float" office:value="0.003395">
                <text:p>0.003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msFillGradient_20_1" draw:display-name="msFillGradient 1" draw:style="axial" draw:start-color="#2e5f99" draw:end-color="#397bca" draw:start-intensity="100%" draw:end-intensity="100%" draw:angle="1800" draw:border="0%"/>
    <draw:gradient draw:name="msFillGradient_20_10" draw:display-name="msFillGradient 10" draw:style="axial" draw:start-color="#8b9e6a" draw:end-color="#b5d089" draw:start-intensity="100%" draw:end-intensity="100%" draw:angle="1800" draw:border="0%"/>
    <draw:gradient draw:name="msFillGradient_20_2" draw:display-name="msFillGradient 2" draw:style="axial" draw:start-color="#295488" draw:end-color="#336cb4" draw:start-intensity="100%" draw:end-intensity="100%" draw:angle="1800" draw:border="0%"/>
    <draw:gradient draw:name="msFillGradient_20_3" draw:display-name="msFillGradient 3" draw:style="axial" draw:start-color="#8b2926" draw:end-color="#b73531" draw:start-intensity="100%" draw:end-intensity="100%" draw:angle="1800" draw:border="0%"/>
    <draw:gradient draw:name="msFillGradient_20_4" draw:display-name="msFillGradient 4" draw:style="axial" draw:start-color="#698530" draw:end-color="#8bb03d" draw:start-intensity="100%" draw:end-intensity="100%" draw:angle="1800" draw:border="0%"/>
    <draw:gradient draw:name="msFillGradient_20_5" draw:display-name="msFillGradient 5" draw:style="axial" draw:start-color="#553c71" draw:end-color="#6d4d95" draw:start-intensity="100%" draw:end-intensity="100%" draw:angle="1800" draw:border="0%"/>
    <draw:gradient draw:name="msFillGradient_20_6" draw:display-name="msFillGradient 6" draw:style="axial" draw:start-color="#25798f" draw:end-color="#2d9fbe" draw:start-intensity="100%" draw:end-intensity="100%" draw:angle="1800" draw:border="0%"/>
    <draw:gradient draw:name="msFillGradient_20_7" draw:display-name="msFillGradient 7" draw:style="axial" draw:start-color="#b6611c" draw:end-color="#f17e21" draw:start-intensity="100%" draw:end-intensity="100%" draw:angle="1800" draw:border="0%"/>
    <draw:gradient draw:name="msFillGradient_20_8" draw:display-name="msFillGradient 8" draw:style="axial" draw:start-color="#667da0" draw:end-color="#85a1d2" draw:start-intensity="100%" draw:end-intensity="100%" draw:angle="1800" draw:border="0%"/>
    <draw:gradient draw:name="msFillGradient_20_9" draw:display-name="msFillGradient 9" draw:style="axial" draw:start-color="#a26766" draw:end-color="#d48685" draw:start-intensity="100%" draw:end-intensity="100%" draw:angle="18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IN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use-zero" chart:series-source="rows" chart:data-label-number="value" chart:data-label-text="false" chart:data-label-symbol="false"/>
    </style:style>
    <style:style style:name="ch4" style:family="chart" style:data-style-name="N5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tick-marks-major-inner="false" chart:tick-marks-major-outer="false" chart:logarithmic="false" chart:minimum="0" chart:maximum="1" chart:gap-width="75" chart:overlap="4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="gradient" draw:fill-image-name="msFillGradient_20_1"/>
      <style:text-properties fo:color="#000000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image-name="msFillGradient_20_2"/>
    </style:style>
    <style:style style:name="ch9" style:family="chart">
      <style:chart-properties chart:solid-type="cuboid"/>
      <style:graphic-properties draw:fill-image-name="msFillGradient_20_3"/>
    </style:style>
    <style:style style:name="ch10" style:family="chart">
      <style:chart-properties chart:solid-type="cuboid"/>
      <style:graphic-properties draw:fill-image-name="msFillGradient_20_4"/>
    </style:style>
    <style:style style:name="ch11" style:family="chart">
      <style:chart-properties chart:solid-type="cuboid"/>
      <style:graphic-properties draw:fill-image-name="msFillGradient_20_5"/>
    </style:style>
    <style:style style:name="ch12" style:family="chart">
      <style:chart-properties chart:solid-type="cuboid"/>
      <style:graphic-properties draw:fill-image-name="msFillGradient_20_6"/>
    </style:style>
    <style:style style:name="ch13" style:family="chart">
      <style:chart-properties chart:solid-type="cuboid"/>
      <style:graphic-properties draw:fill-image-name="msFillGradient_20_7"/>
    </style:style>
    <style:style style:name="ch14" style:family="chart">
      <style:chart-properties chart:solid-type="cuboid"/>
      <style:graphic-properties draw:fill-image-name="msFillGradient_20_8"/>
    </style:style>
    <style:style style:name="ch15" style:family="chart">
      <style:chart-properties chart:solid-type="cuboid"/>
      <style:graphic-properties draw:fill-image-name="msFillGradient_20_9"/>
    </style:style>
    <style:style style:name="ch16" style:family="chart">
      <style:chart-properties chart:solid-type="cuboid"/>
      <style:graphic-properties draw:fill-image-name="msFillGradient_20_10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29.014cm" svg:height="9.694cm" xlink:href=".." xlink:type="simple" chart:class="chart:bar" chart:style-name="ch1">
        <chart:title svg:x="2.963cm" svg:y="0.329cm" chart:style-name="ch2">
          <text:p>Relative Attribute Frequency for user2987 in MovieLens Dataset</text:p>
        </chart:title>
        <chart:plot-area chart:style-name="ch3" table:cell-range-address="Sheet1.A24:Sheet1.J25" chart:data-source-has-labels="both" svg:x="1.03cm" svg:y="2.031cm" svg:width="26.824cm" svg:height="7.05cm">
          <chartooo:coordinate-region svg:x="1.66cm" svg:y="2.23cm" svg:width="26.194cm" svg:height="6.354cm"/>
          <chart:axis chart:dimension="x" chart:name="primary-x" chart:style-name="ch4" chartooo:axis-type="auto">
            <chartooo:date-scale/>
            <chart:categories table:cell-range-address="Sheet1.B24:Sheet1.J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J25" chart:label-cell-address="Sheet1.A25:Sheet1.A25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ors</text:p>
                <draw:g>
                  <svg:desc>Sheet1.B24:Sheet1.J24</svg:desc>
                </draw:g>
              </table:table-cell>
              <table:table-cell office:value-type="string">
                <text:p>Country</text:p>
              </table:table-cell>
              <table:table-cell office:value-type="string">
                <text:p>Directors</text:p>
              </table:table-cell>
              <table:table-cell office:value-type="string">
                <text:p>Filming Locations</text:p>
              </table:table-cell>
              <table:table-cell office:value-type="string">
                <text:p>Genres</text:p>
              </table:table-cell>
              <table:table-cell office:value-type="string">
                <text:p/>
              </table:table-cell>
              <table:table-cell office:value-type="string">
                <text:p>Language</text:p>
              </table:table-cell>
              <table:table-cell office:value-type="string">
                <text:p>Rating</text:p>
              </table:table-cell>
              <table:table-cell office:value-type="string">
                <text:p>Writers</text:p>
              </table:table-cell>
            </table:table-row>
          </table:table-header-rows>
          <table:table-rows>
            <table:table-row>
              <table:table-cell office:value-type="string">
                <text:p>User 2987</text:p>
                <draw:g>
                  <svg:desc>Sheet1.A25:Sheet1.A25</svg:desc>
                </draw:g>
              </table:table-cell>
              <table:table-cell office:value-type="float" office:value="0.011181">
                <text:p>0.011181</text:p>
                <draw:g>
                  <svg:desc>Sheet1.B25:Sheet1.J25</svg:desc>
                </draw:g>
              </table:table-cell>
              <table:table-cell office:value-type="float" office:value="0.434107">
                <text:p>0.434107</text:p>
              </table:table-cell>
              <table:table-cell office:value-type="float" office:value="0.0002994">
                <text:p>0.0002994</text:p>
              </table:table-cell>
              <table:table-cell office:value-type="float" office:value="0.321483">
                <text:p>0.321483</text:p>
              </table:table-cell>
              <table:table-cell office:value-type="float" office:value="0.0394201">
                <text:p>0.0394201</text:p>
              </table:table-cell>
              <table:table-cell office:value-type="float" office:value="NaN">
                <text:p>NaN</text:p>
              </table:table-cell>
              <table:table-cell office:value-type="float" office:value="0.148625">
                <text:p>0.148625</text:p>
              </table:table-cell>
              <table:table-cell office:value-type="float" office:value="0.00098">
                <text:p>0.00098</text:p>
              </table:table-cell>
              <table:table-cell office:value-type="float" office:value="0.04387">
                <text:p>0.043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msFillGradient_20_1" draw:display-name="msFillGradient 1" draw:style="axial" draw:start-color="#2e5f99" draw:end-color="#397bca" draw:start-intensity="100%" draw:end-intensity="100%" draw:angle="1800" draw:border="0%"/>
    <draw:gradient draw:name="msFillGradient_20_10" draw:display-name="msFillGradient 10" draw:style="axial" draw:start-color="#8b9e6a" draw:end-color="#b5d089" draw:start-intensity="100%" draw:end-intensity="100%" draw:angle="1800" draw:border="0%"/>
    <draw:gradient draw:name="msFillGradient_20_2" draw:display-name="msFillGradient 2" draw:style="axial" draw:start-color="#295488" draw:end-color="#336cb4" draw:start-intensity="100%" draw:end-intensity="100%" draw:angle="1800" draw:border="0%"/>
    <draw:gradient draw:name="msFillGradient_20_3" draw:display-name="msFillGradient 3" draw:style="axial" draw:start-color="#8b2926" draw:end-color="#b73531" draw:start-intensity="100%" draw:end-intensity="100%" draw:angle="1800" draw:border="0%"/>
    <draw:gradient draw:name="msFillGradient_20_4" draw:display-name="msFillGradient 4" draw:style="axial" draw:start-color="#698530" draw:end-color="#8bb03d" draw:start-intensity="100%" draw:end-intensity="100%" draw:angle="1800" draw:border="0%"/>
    <draw:gradient draw:name="msFillGradient_20_5" draw:display-name="msFillGradient 5" draw:style="axial" draw:start-color="#553c71" draw:end-color="#6d4d95" draw:start-intensity="100%" draw:end-intensity="100%" draw:angle="1800" draw:border="0%"/>
    <draw:gradient draw:name="msFillGradient_20_6" draw:display-name="msFillGradient 6" draw:style="axial" draw:start-color="#25798f" draw:end-color="#2d9fbe" draw:start-intensity="100%" draw:end-intensity="100%" draw:angle="1800" draw:border="0%"/>
    <draw:gradient draw:name="msFillGradient_20_7" draw:display-name="msFillGradient 7" draw:style="axial" draw:start-color="#b6611c" draw:end-color="#f17e21" draw:start-intensity="100%" draw:end-intensity="100%" draw:angle="1800" draw:border="0%"/>
    <draw:gradient draw:name="msFillGradient_20_8" draw:display-name="msFillGradient 8" draw:style="axial" draw:start-color="#667da0" draw:end-color="#85a1d2" draw:start-intensity="100%" draw:end-intensity="100%" draw:angle="1800" draw:border="0%"/>
    <draw:gradient draw:name="msFillGradient_20_9" draw:display-name="msFillGradient 9" draw:style="axial" draw:start-color="#a26766" draw:end-color="#d48685" draw:start-intensity="100%" draw:end-intensity="100%" draw:angle="1800" draw:border="0%"/>
  </office:styles>
</office:document-styles>
</file>